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3.844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66ffff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cc9900" style:text-align-source="fix" style:repeat-content="false" fo:border="0.002cm solid #000000"/>
      <style:paragraph-properties fo:text-align="justify" fo:margin-left="0cm"/>
    </style:style>
    <style:style style:name="ce5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 style:data-style-name="N109">
      <style:table-cell-properties fo:background-color="#66ffff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 style:data-style-name="N109">
      <style:table-cell-properties fo:background-color="#cc9900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 style:data-style-name="N109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9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 style:data-style-name="N109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 style:data-style-name="N1">
      <style:table-cell-properties fo:background-color="#66ffff" style:text-align-source="fix" style:repeat-content="false" fo:border="0.002cm solid #000000"/>
      <style:paragraph-properties fo:text-align="justify" fo:margin-left="0cm"/>
    </style:style>
    <style:style style:name="ce12" style:family="table-cell" style:parent-style-name="Default" style:data-style-name="N1">
      <style:table-cell-properties fo:background-color="#cc9900" style:text-align-source="fix" style:repeat-content="false" fo:border="0.002cm solid #000000"/>
      <style:paragraph-properties fo:text-align="justify" fo:margin-left="0cm"/>
    </style:style>
    <style:style style:name="ce13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4" style:family="table-cell" style:parent-style-name="Default">
      <style:table-cell-properties fo:background-color="#ccff00" style:text-align-source="fix" style:repeat-content="false" fo:border="0.002cm solid #000000"/>
      <style:paragraph-properties fo:text-align="justify" fo:margin-left="0cm"/>
    </style:style>
    <style:style style:name="ce15" style:family="table-cell" style:parent-style-name="Default" style:data-style-name="N0">
      <style:table-cell-properties fo:background-color="#99ff66"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Chas_Campbell_Gravitational_Engine_10kW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10"/>
        <table:table-column table:style-name="co1" table:default-cell-style-name="ce11"/>
        <table:table-column table:style-name="co1" table:number-columns-repeated="3" table:default-cell-style-name="ce6"/>
        <table:table-column table:style-name="co1" table:number-columns-repeated="2" table:default-cell-style-name="ce3"/>
        <table:table-row table:style-name="ro1">
          <table:table-cell table:style-name="ce1" office:value-type="string" table:number-columns-spanned="12" table:number-rows-spanned="1">
            <text:p>Entrées</text:p>
          </table:table-cell>
          <table:covered-table-cell table:number-columns-repeated="11" table:style-name="ce2"/>
        </table:table-row>
        <table:table-row table:style-name="ro2">
          <table:table-cell table:style-name="ce2" office:value-type="string">
            <text:p>Nomenclature</text:p>
          </table:table-cell>
          <table:table-cell table:style-name="ce2" office:value-type="string">
            <text:p>Quantité de pièce</text:p>
          </table:table-cell>
          <table:table-cell table:style-name="ce5" office:value-type="string">
            <text:p>Prix net du produit [€ HT]</text:p>
          </table:table-cell>
          <table:table-cell table:style-name="ce5" office:value-type="string">
            <text:p>TVA du produit [%]</text:p>
          </table:table-cell>
          <table:table-cell table:style-name="ce5" office:value-type="string">
            <text:p>Prix brut du produit [€ TTC]</text:p>
          </table:table-cell>
          <table:table-cell table:style-name="ce9" office:value-type="string">
            <text:p>Prix net de la livraision [€ HT]</text:p>
          </table:table-cell>
          <table:table-cell table:style-name="ce9" office:value-type="string">
            <text:p>TVA de la livraison [%]</text:p>
          </table:table-cell>
          <table:table-cell table:style-name="ce9" office:value-type="string">
            <text:p>Prix brut de la livraison <text:s/>[€ TTC]</text:p>
          </table:table-cell>
          <table:table-cell table:style-name="ce13" office:value-type="string">
            <text:p>Prix total net [€ HT]</text:p>
          </table:table-cell>
          <table:table-cell table:style-name="ce13" office:value-type="string">
            <text:p>Prix total brut [€ TTC]</text:p>
          </table:table-cell>
          <table:table-cell table:style-name="ce14" office:value-type="string">
            <text:p>Temps d'acquisition [minutes]</text:p>
          </table:table-cell>
          <table:table-cell table:style-name="ce14" office:value-type="string">
            <text:p>Fournisseurs</text:p>
          </table:table-cell>
        </table:table-row>
        <table:table-row table:style-name="ro3">
          <table:table-cell office:value-type="string">
            <text:p>Moteur électrique de 1,8kW / 1500 rpm / 220V</text:p>
          </table:table-cell>
          <table:table-cell table:formula="of:=1" office:value-type="float" office:value="1">
            <text:p>1</text:p>
          </table:table-cell>
          <table:table-cell table:formula="of:=219.74" office:value-type="currency" office:currency="EUR" office:value="219.74">
            <text:p>219,74 €</text:p>
          </table:table-cell>
          <table:table-cell table:formula="of:=20" office:value-type="float" office:value="20">
            <text:p>20</text:p>
          </table:table-cell>
          <table:table-cell table:formula="of:=[.C3]*(1+([.D3]/100))*[.B3]" office:value-type="currency" office:currency="EUR" office:value="263.688">
            <text:p>263,69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3]*(1+([.G3]/100))" office:value-type="currency" office:currency="EUR" office:value="0">
            <text:p>0,00 €</text:p>
          </table:table-cell>
          <table:table-cell table:formula="of:=[.C3]+[.F3]" office:value-type="currency" office:currency="EUR" office:value="219.74">
            <text:p>219,74 €</text:p>
          </table:table-cell>
          <table:table-cell table:formula="of:=[.E3]+[.H3]" office:value-type="currency" office:currency="EUR" office:value="263.688">
            <text:p>263,69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em-distribution.fr/moteur-monophase-230v/1929-moteur-electrique-monophase-almo-mmp-b14-18-kw-1500-tr-min-ha-90-230v.html">https://www.em-distribution.fr/moteur-monophase-230v/1929-moteur-electrique-monophase-almo-mmp-b14-18-kw-1500-tr-min-ha-90-230v.html</text:a></text:p>
          </table:table-cell>
        </table:table-row>
        <table:table-row table:style-name="ro3">
          <table:table-cell table:style-name="ce4" office:value-type="string">
            <text:p>Régulateur de vitesse de moteur SCR 4000W 220V AC</text:p>
          </table:table-cell>
          <table:table-cell table:style-name="ce4" table:formula="of:=1" office:value-type="float" office:value="1">
            <text:p>1</text:p>
          </table:table-cell>
          <table:table-cell table:style-name="ce7" table:formula="of:=23.03" office:value-type="currency" office:currency="EUR" office:value="23.03">
            <text:p>23,03 €</text:p>
          </table:table-cell>
          <table:table-cell table:style-name="ce4" table:formula="of:=20" office:value-type="float" office:value="20">
            <text:p>20</text:p>
          </table:table-cell>
          <table:table-cell table:style-name="ce7" table:formula="of:=[.C4]*(1+([.D4]/100))*[.B4]" office:value-type="currency" office:currency="EUR" office:value="27.636">
            <text:p>27,64 €</text:p>
          </table:table-cell>
          <table:table-cell table:style-name="ce7" table:formula="of:=0" office:value-type="currency" office:currency="EUR" office:value="0">
            <text:p>0,00 €</text:p>
          </table:table-cell>
          <table:table-cell table:style-name="ce12" table:formula="of:=20" office:value-type="float" office:value="20">
            <text:p>20</text:p>
          </table:table-cell>
          <table:table-cell table:style-name="ce7" table:formula="of:=[.F4]*(1+([.G4]/100))" office:value-type="currency" office:currency="EUR" office:value="0">
            <text:p>0,00 €</text:p>
          </table:table-cell>
          <table:table-cell table:style-name="ce7" table:formula="of:=[.C4]+[.F4]" office:value-type="currency" office:currency="EUR" office:value="23.03">
            <text:p>23,03 €</text:p>
          </table:table-cell>
          <table:table-cell table:style-name="ce7" table:formula="of:=[.E4]+[.H4]" office:value-type="currency" office:currency="EUR" office:value="27.636">
            <text:p>27,64 €</text:p>
          </table:table-cell>
          <table:table-cell table:style-name="ce4" table:formula="of:=3*24*60" office:value-type="float" office:value="4320">
            <text:p>4320</text:p>
          </table:table-cell>
          <table:table-cell table:style-name="ce4" office:value-type="string">
            <text:p><text:a xlink:href="https://www.cdiscount.com/bricolage/electricite/regulateur-de-vitesse-de-moteur-scr-4000w-220v-ac/f-1661416-auc4172464012120.html">https://www.cdiscount.com/bricolage/electricite/regulateur-de-vitesse-de-moteur-scr-4000w-220v-ac/f-1661416-auc4172464012120.html</text:a></text:p>
          </table:table-cell>
        </table:table-row>
        <table:table-row table:style-name="ro3">
          <table:table-cell office:value-type="string">
            <text:p>Alternateur pour groupe électrogène de 10kW _ 1800 rpm</text:p>
          </table:table-cell>
          <table:table-cell table:formula="of:=1" office:value-type="float" office:value="1">
            <text:p>1</text:p>
          </table:table-cell>
          <table:table-cell table:formula="of:=1252.5" office:value-type="currency" office:currency="EUR" office:value="1252.5">
            <text:p>1 252,50 €</text:p>
          </table:table-cell>
          <table:table-cell table:formula="of:=20" office:value-type="float" office:value="20">
            <text:p>20</text:p>
          </table:table-cell>
          <table:table-cell table:formula="of:=[.C5]*(1+([.D5]/100))*[.B5]" office:value-type="currency" office:currency="EUR" office:value="1503">
            <text:p>1 503,0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5]*(1+([.G5]/100))" office:value-type="currency" office:currency="EUR" office:value="0">
            <text:p>0,00 €</text:p>
          </table:table-cell>
          <table:table-cell table:formula="of:=[.C5]+[.F5]" office:value-type="currency" office:currency="EUR" office:value="1252.5">
            <text:p>1 252,50 €</text:p>
          </table:table-cell>
          <table:table-cell table:formula="of:=[.E5]+[.H5]" office:value-type="currency" office:currency="EUR" office:value="1503">
            <text:p>1 503,00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gensetcomponents.com/fr/Alternateur-Mecc-Alte-ECP3-2S/4-triphase-105-KVA-LTP-1800-rpm-60-Hz-avec-AVR">https://www.gensetcomponents.com/fr/Alternateur-Mecc-Alte-ECP3-2S/4-triphase-105-KVA-LTP-1800-rpm-60-Hz-avec-AVR</text:a></text:p>
          </table:table-cell>
        </table:table-row>
        <table:table-row table:style-name="ro3">
          <table:table-cell office:value-type="string">
            <text:p>Poulie pour moteur électrique (Dp = 500mm)</text:p>
          </table:table-cell>
          <table:table-cell table:formula="of:=1" office:value-type="float" office:value="1">
            <text:p>1</text:p>
          </table:table-cell>
          <table:table-cell table:formula="of:=124.73" office:value-type="currency" office:currency="EUR" office:value="124.73">
            <text:p>124,73 €</text:p>
          </table:table-cell>
          <table:table-cell table:formula="of:=20" office:value-type="float" office:value="20">
            <text:p>20</text:p>
          </table:table-cell>
          <table:table-cell table:formula="of:=[.C6]*(1+([.D6]/100))*[.B6]" office:value-type="currency" office:currency="EUR" office:value="149.676">
            <text:p>149,68 €</text:p>
          </table:table-cell>
          <table:table-cell table:style-name="ce6" table:formula="of:=10.97" office:value-type="currency" office:currency="EUR" office:value="10.97">
            <text:p>10,97 €</text:p>
          </table:table-cell>
          <table:table-cell table:formula="of:=20" office:value-type="float" office:value="20">
            <text:p>20</text:p>
          </table:table-cell>
          <table:table-cell table:formula="of:=[.F6]*(1+([.G6]/100))" office:value-type="currency" office:currency="EUR" office:value="13.164">
            <text:p>13,16 €</text:p>
          </table:table-cell>
          <table:table-cell table:formula="of:=[.C6]+[.F6]" office:value-type="currency" office:currency="EUR" office:value="135.7">
            <text:p>135,70 €</text:p>
          </table:table-cell>
          <table:table-cell table:formula="of:=[.E6]+[.H6]" office:value-type="currency" office:currency="EUR" office:value="162.84">
            <text:p>162,8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courroies.com/profil-z-10x6-spz-10x8/74122-poulie-trapezoidale-moyeu-amovible-spz500-2ma-4014486251364.html">https://www.123courroies.com/profil-z-10x6-spz-10x8/74122-poulie-trapezoidale-moyeu-amovible-spz500-2ma-4014486251364.html</text:a></text:p>
          </table:table-cell>
        </table:table-row>
        <table:table-row table:style-name="ro4">
          <table:table-cell office:value-type="string">
            <text:p>Moyeu amovible pour la poulie pour moteur électrique (D_arbre = 24mm)</text:p>
          </table:table-cell>
          <table:table-cell table:formula="of:=1" office:value-type="float" office:value="1">
            <text:p>1</text:p>
          </table:table-cell>
          <table:table-cell table:formula="of:=21.78" office:value-type="currency" office:currency="EUR" office:value="21.78">
            <text:p>21,78 €</text:p>
          </table:table-cell>
          <table:table-cell table:formula="of:=20" office:value-type="float" office:value="20">
            <text:p>20</text:p>
          </table:table-cell>
          <table:table-cell table:formula="of:=[.C7]*(1+([.D7]/100))*[.B7]" office:value-type="currency" office:currency="EUR" office:value="26.136">
            <text:p>26,14 €</text:p>
          </table:table-cell>
          <table:table-cell table:style-name="ce6" table:formula="of:=7.04" office:value-type="currency" office:currency="EUR" office:value="7.04">
            <text:p>7,04 €</text:p>
          </table:table-cell>
          <table:table-cell table:formula="of:=20" office:value-type="float" office:value="20">
            <text:p>20</text:p>
          </table:table-cell>
          <table:table-cell table:formula="of:=[.F7]*(1+([.G7]/100))" office:value-type="currency" office:currency="EUR" office:value="8.448">
            <text:p>8,45 €</text:p>
          </table:table-cell>
          <table:table-cell table:formula="of:=[.C7]+[.F7]" office:value-type="currency" office:currency="EUR" office:value="28.82">
            <text:p>28,82 €</text:p>
          </table:table-cell>
          <table:table-cell table:formula="of:=[.E7]+[.H7]" office:value-type="currency" office:currency="EUR" office:value="34.584">
            <text:p>34,58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courroies.com/moyeu-amovible/71703-moyeu-amovible-ma2517-24-4014486252163.html">https://www.123courroies.com/moyeu-amovible/71703-moyeu-amovible-ma2517-24-4014486252163.html</text:a></text:p>
          </table:table-cell>
        </table:table-row>
        <table:table-row table:style-name="ro5">
          <table:table-cell office:value-type="string">
            <text:p>Poulie pour alternateur pour groupe électrogène (Dp = 89 mm)</text:p>
          </table:table-cell>
          <table:table-cell table:formula="of:=1" office:value-type="float" office:value="1">
            <text:p>1</text:p>
          </table:table-cell>
          <table:table-cell table:formula="of:=12.76" office:value-type="currency" office:currency="EUR" office:value="12.76">
            <text:p>12,76 €</text:p>
          </table:table-cell>
          <table:table-cell table:formula="of:=20" office:value-type="float" office:value="20">
            <text:p>20</text:p>
          </table:table-cell>
          <table:table-cell table:formula="of:=[.C8]*(1+([.D8]/100))*[.B8]" office:value-type="currency" office:currency="EUR" office:value="15.312">
            <text:p>15,31 €</text:p>
          </table:table-cell>
          <table:table-cell table:style-name="ce6" table:formula="of:=6.87" office:value-type="currency" office:currency="EUR" office:value="6.87">
            <text:p>6,87 €</text:p>
          </table:table-cell>
          <table:table-cell table:formula="of:=20" office:value-type="float" office:value="20">
            <text:p>20</text:p>
          </table:table-cell>
          <table:table-cell table:formula="of:=[.F8]*(1+([.G8]/100))" office:value-type="currency" office:currency="EUR" office:value="8.244">
            <text:p>8,24 €</text:p>
          </table:table-cell>
          <table:table-cell table:formula="of:=[.C8]+[.F8]" office:value-type="currency" office:currency="EUR" office:value="19.63">
            <text:p>19,63 €</text:p>
          </table:table-cell>
          <table:table-cell table:formula="of:=[.E8]+[.H8]" office:value-type="currency" office:currency="EUR" office:value="23.556">
            <text:p>23,56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courroies.com/profil-z-10x6-spz-10x8/73975-poulie-trapezoidale-moyeu-amovible-spz85-2ma-4014486249910.html">https://www.123courroies.com/profil-z-10x6-spz-10x8/73975-poulie-trapezoidale-moyeu-amovible-spz85-2ma-4014486249910.html</text:a></text:p>
          </table:table-cell>
        </table:table-row>
        <table:table-row table:style-name="ro6">
          <table:table-cell office:value-type="string">
            <text:p>Moyeu amovible pour la poulie pour alternateur pour groupe électrogène (D_arbre = 35mm)</text:p>
          </table:table-cell>
          <table:table-cell table:formula="of:=1" office:value-type="float" office:value="1">
            <text:p>1</text:p>
          </table:table-cell>
          <table:table-cell table:formula="of:=10.2" office:value-type="currency" office:currency="EUR" office:value="10.2">
            <text:p>10,20 €</text:p>
          </table:table-cell>
          <table:table-cell table:formula="of:=20" office:value-type="float" office:value="20">
            <text:p>20</text:p>
          </table:table-cell>
          <table:table-cell table:formula="of:=[.C9]*(1+([.D9]/100))*[.B9]" office:value-type="currency" office:currency="EUR" office:value="12.24">
            <text:p>12,24 €</text:p>
          </table:table-cell>
          <table:table-cell table:style-name="ce6" table:formula="of:=6.58" office:value-type="currency" office:currency="EUR" office:value="6.58">
            <text:p>6,58 €</text:p>
          </table:table-cell>
          <table:table-cell table:formula="of:=20" office:value-type="float" office:value="20">
            <text:p>20</text:p>
          </table:table-cell>
          <table:table-cell table:formula="of:=[.F9]*(1+([.G9]/100))" office:value-type="currency" office:currency="EUR" office:value="7.896">
            <text:p>7,90 €</text:p>
          </table:table-cell>
          <table:table-cell table:formula="of:=[.C9]+[.F9]" office:value-type="currency" office:currency="EUR" office:value="16.78">
            <text:p>16,78 €</text:p>
          </table:table-cell>
          <table:table-cell table:formula="of:=[.E9]+[.H9]" office:value-type="currency" office:currency="EUR" office:value="20.136">
            <text:p>20,14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courroies.com/moyeu-amovible/71660-moyeu-amovible-ma1610-35-4014486252538.html">https://www.123courroies.com/moyeu-amovible/71660-moyeu-amovible-ma1610-35-4014486252538.html</text:a></text:p>
          </table:table-cell>
        </table:table-row>
        <table:table-row table:style-name="ro7">
          <table:table-cell office:value-type="string">
            <text:p>Poulie pour volant d'inertie (Dp = 50 mm)</text:p>
          </table:table-cell>
          <table:table-cell table:formula="of:=2" office:value-type="float" office:value="2">
            <text:p>2</text:p>
          </table:table-cell>
          <table:table-cell table:formula="of:=11.47" office:value-type="currency" office:currency="EUR" office:value="11.47">
            <text:p>11,47 €</text:p>
          </table:table-cell>
          <table:table-cell table:formula="of:=20" office:value-type="float" office:value="20">
            <text:p>20</text:p>
          </table:table-cell>
          <table:table-cell table:formula="of:=[.C10]*(1+([.D10]/100))*[.B10]" office:value-type="currency" office:currency="EUR" office:value="27.528">
            <text:p>27,53 €</text:p>
          </table:table-cell>
          <table:table-cell table:style-name="ce6" table:formula="of:=6.87" office:value-type="currency" office:currency="EUR" office:value="6.87">
            <text:p>6,87 €</text:p>
          </table:table-cell>
          <table:table-cell table:formula="of:=20" office:value-type="float" office:value="20">
            <text:p>20</text:p>
          </table:table-cell>
          <table:table-cell table:formula="of:=[.F10]*(1+([.G10]/100))" office:value-type="currency" office:currency="EUR" office:value="8.244">
            <text:p>8,24 €</text:p>
          </table:table-cell>
          <table:table-cell table:formula="of:=[.C10]+[.F10]" office:value-type="currency" office:currency="EUR" office:value="18.34">
            <text:p>18,34 €</text:p>
          </table:table-cell>
          <table:table-cell table:formula="of:=[.E10]+[.H10]" office:value-type="currency" office:currency="EUR" office:value="35.772">
            <text:p>35,77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courroies.com/profil-z-10x6-spz-10x8/73952-poulie-trapezoidale-moyeu-amovible-spz50-1ma-4014486249682.html">https://www.123courroies.com/profil-z-10x6-spz-10x8/73952-poulie-trapezoidale-moyeu-amovible-spz50-1ma-4014486249682.html</text:a></text:p>
          </table:table-cell>
        </table:table-row>
        <table:table-row table:style-name="ro4">
          <table:table-cell office:value-type="string">
            <text:p>Moyeu amovible pour la poulie pour volant d'inertie (D_arbre = <text:s/>20mm)</text:p>
          </table:table-cell>
          <table:table-cell table:formula="of:=2" office:value-type="float" office:value="2">
            <text:p>2</text:p>
          </table:table-cell>
          <table:table-cell table:formula="of:=6.33" office:value-type="currency" office:currency="EUR" office:value="6.33">
            <text:p>6,33 €</text:p>
          </table:table-cell>
          <table:table-cell table:formula="of:=20" office:value-type="float" office:value="20">
            <text:p>20</text:p>
          </table:table-cell>
          <table:table-cell table:formula="of:=[.C11]*(1+([.D11]/100))*[.B11]" office:value-type="currency" office:currency="EUR" office:value="15.192">
            <text:p>15,19 €</text:p>
          </table:table-cell>
          <table:table-cell table:style-name="ce6" table:formula="of:=6.58" office:value-type="currency" office:currency="EUR" office:value="6.58">
            <text:p>6,58 €</text:p>
          </table:table-cell>
          <table:table-cell table:formula="of:=20" office:value-type="float" office:value="20">
            <text:p>20</text:p>
          </table:table-cell>
          <table:table-cell table:formula="of:=[.F11]*(1+([.G11]/100))" office:value-type="currency" office:currency="EUR" office:value="7.896">
            <text:p>7,90 €</text:p>
          </table:table-cell>
          <table:table-cell table:formula="of:=[.C11]+[.F11]" office:value-type="currency" office:currency="EUR" office:value="12.91">
            <text:p>12,91 €</text:p>
          </table:table-cell>
          <table:table-cell table:formula="of:=[.E11]+[.H11]" office:value-type="currency" office:currency="EUR" office:value="23.088">
            <text:p>23,09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123courroies.com/moyeu-amovible/71588-moyeu-amovible-ma1008-20-4014486251906.html">https://www.123courroies.com/moyeu-amovible/71588-moyeu-amovible-ma1008-20-4014486251906.html</text:a></text:p>
          </table:table-cell>
        </table:table-row>
        <table:table-row table:style-name="ro3">
          <table:table-cell table:style-name="ce4" office:value-type="string">
            <text:p>Courroie entre le moteur et le volant d'inertie</text:p>
          </table:table-cell>
          <table:table-cell table:style-name="ce4" table:formula="of:=1" office:value-type="float" office:value="1">
            <text:p>1</text:p>
          </table:table-cell>
          <table:table-cell table:style-name="ce7" table:formula="of:=6.9" office:value-type="currency" office:currency="EUR" office:value="6.9">
            <text:p>6,90 €</text:p>
          </table:table-cell>
          <table:table-cell table:style-name="ce4" table:formula="of:=20" office:value-type="float" office:value="20">
            <text:p>20</text:p>
          </table:table-cell>
          <table:table-cell table:style-name="ce7" table:formula="of:=[.C12]*(1+([.D12]/100))*[.B12]" office:value-type="currency" office:currency="EUR" office:value="8.28">
            <text:p>8,28 €</text:p>
          </table:table-cell>
          <table:table-cell table:style-name="ce7" table:formula="of:=6.58" office:value-type="currency" office:currency="EUR" office:value="6.58">
            <text:p>6,58 €</text:p>
          </table:table-cell>
          <table:table-cell table:style-name="ce12" table:formula="of:=20" office:value-type="float" office:value="20">
            <text:p>20</text:p>
          </table:table-cell>
          <table:table-cell table:style-name="ce7" table:formula="of:=[.F12]*(1+([.G12]/100))" office:value-type="currency" office:currency="EUR" office:value="7.896">
            <text:p>7,90 €</text:p>
          </table:table-cell>
          <table:table-cell table:style-name="ce7" table:formula="of:=[.C12]+[.F12]" office:value-type="currency" office:currency="EUR" office:value="13.48">
            <text:p>13,48 €</text:p>
          </table:table-cell>
          <table:table-cell table:style-name="ce7" table:formula="of:=[.E12]+[.H12]" office:value-type="currency" office:currency="EUR" office:value="16.176">
            <text:p>16,18 €</text:p>
          </table:table-cell>
          <table:table-cell table:style-name="ce4" table:formula="of:=3*24*60" office:value-type="float" office:value="4320">
            <text:p>4320</text:p>
          </table:table-cell>
          <table:table-cell table:style-name="ce4" office:value-type="string">
            <text:p><text:a xlink:href="https://www.123courroies.com/10mm-x-6mm-z/345902-courroie-trapezoidale-lisse-z395-4052106239538.html">https://www.123courroies.com/10mm-x-6mm-z/345902-courroie-trapezoidale-lisse-z395-4052106239538.html</text:a></text:p>
          </table:table-cell>
        </table:table-row>
        <table:table-row table:style-name="ro3">
          <table:table-cell table:style-name="ce4" office:value-type="string">
            <text:p>Courroie entre le volant d'inertie et l'alternateur</text:p>
          </table:table-cell>
          <table:table-cell table:style-name="ce4" table:formula="of:=1" office:value-type="float" office:value="1">
            <text:p>1</text:p>
          </table:table-cell>
          <table:table-cell table:style-name="ce7" table:formula="of:=6.9" office:value-type="currency" office:currency="EUR" office:value="6.9">
            <text:p>6,90 €</text:p>
          </table:table-cell>
          <table:table-cell table:style-name="ce4" table:formula="of:=20" office:value-type="float" office:value="20">
            <text:p>20</text:p>
          </table:table-cell>
          <table:table-cell table:style-name="ce7" table:formula="of:=[.C13]*(1+([.D13]/100))*[.B13]" office:value-type="currency" office:currency="EUR" office:value="8.28">
            <text:p>8,28 €</text:p>
          </table:table-cell>
          <table:table-cell table:style-name="ce7" table:formula="of:=6.58" office:value-type="currency" office:currency="EUR" office:value="6.58">
            <text:p>6,58 €</text:p>
          </table:table-cell>
          <table:table-cell table:style-name="ce12" table:formula="of:=20" office:value-type="float" office:value="20">
            <text:p>20</text:p>
          </table:table-cell>
          <table:table-cell table:style-name="ce7" table:formula="of:=[.F13]*(1+([.G13]/100))" office:value-type="currency" office:currency="EUR" office:value="7.896">
            <text:p>7,90 €</text:p>
          </table:table-cell>
          <table:table-cell table:style-name="ce7" table:formula="of:=[.C13]+[.F13]" office:value-type="currency" office:currency="EUR" office:value="13.48">
            <text:p>13,48 €</text:p>
          </table:table-cell>
          <table:table-cell table:style-name="ce7" table:formula="of:=[.E13]+[.H13]" office:value-type="currency" office:currency="EUR" office:value="16.176">
            <text:p>16,18 €</text:p>
          </table:table-cell>
          <table:table-cell table:style-name="ce4" table:formula="of:=3*24*60" office:value-type="float" office:value="4320">
            <text:p>4320</text:p>
          </table:table-cell>
          <table:table-cell table:style-name="ce4" office:value-type="string">
            <text:p><text:a xlink:href="https://www.123courroies.com/10mm-x-6mm-z/345902-courroie-trapezoidale-lisse-z395-4052106239538.html">https://www.123courroies.com/10mm-x-6mm-z/345902-courroie-trapezoidale-lisse-z395-4052106239538.html</text:a></text:p>
          </table:table-cell>
        </table:table-row>
        <table:table-row table:style-name="ro1">
          <table:table-cell office:value-type="string">
            <text:p>Palette</text:p>
          </table:table-cell>
          <table:table-cell table:formula="of:=20" office:value-type="float" office:value="20">
            <text:p>20</text:p>
          </table:table-cell>
          <table:table-cell table:formula="of:=4.19" office:value-type="currency" office:currency="EUR" office:value="4.19">
            <text:p>4,19 €</text:p>
          </table:table-cell>
          <table:table-cell table:formula="of:=20" office:value-type="float" office:value="20">
            <text:p>20</text:p>
          </table:table-cell>
          <table:table-cell table:formula="of:=[.C14]*(1+([.D14]/100))*[.B14]" office:value-type="currency" office:currency="EUR" office:value="100.56">
            <text:p>100,56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4]*(1+([.G14]/100))" office:value-type="currency" office:currency="EUR" office:value="0">
            <text:p>0,00 €</text:p>
          </table:table-cell>
          <table:table-cell table:formula="of:=[.C14]+[.F14]" office:value-type="currency" office:currency="EUR" office:value="4.19">
            <text:p>4,19 €</text:p>
          </table:table-cell>
          <table:table-cell table:formula="of:=[.E14]+[.H14]" office:value-type="currency" office:currency="EUR" office:value="100.56">
            <text:p>100,56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mypalletsonline.com/fr/palette-occasion-1000x1200/197-palette-bois-1000-x-1200-recycle-demi-lourde-3s.html">https://www.mypalletsonline.com/fr/palette-occasion-1000x1200/197-palette-bois-1000-x-1200-recycle-demi-lourde-3s.html</text:a></text:p>
          </table:table-cell>
        </table:table-row>
        <table:table-row table:style-name="ro6">
          <table:table-cell office:value-type="string">
            <text:p>Palier de roulement à billes de 20mm de diamètre d'arbre pour supporter le volant d'inertie</text:p>
          </table:table-cell>
          <table:table-cell table:formula="of:=2" office:value-type="float" office:value="2">
            <text:p>2</text:p>
          </table:table-cell>
          <table:table-cell table:formula="of:=18.17" office:value-type="currency" office:currency="EUR" office:value="18.17">
            <text:p>18,17 €</text:p>
          </table:table-cell>
          <table:table-cell table:formula="of:=20" office:value-type="float" office:value="20">
            <text:p>20</text:p>
          </table:table-cell>
          <table:table-cell table:formula="of:=[.C15]*(1+([.D15]/100))*[.B15]" office:value-type="currency" office:currency="EUR" office:value="43.608">
            <text:p>43,61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5]*(1+([.G15]/100))" office:value-type="currency" office:currency="EUR" office:value="0">
            <text:p>0,00 €</text:p>
          </table:table-cell>
          <table:table-cell table:formula="of:=[.C15]+[.F15]" office:value-type="currency" office:currency="EUR" office:value="18.17">
            <text:p>18,17 €</text:p>
          </table:table-cell>
          <table:table-cell table:formula="of:=[.E15]+[.H15]" office:value-type="currency" office:currency="EUR" office:value="43.608">
            <text:p>43,61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france-poulies.com/paliers/5370-palier-alesage-o20-aplique-2-trous.html">https://www.france-poulies.com/paliers/5370-palier-alesage-o20-aplique-2-trous.html</text:a></text:p>
          </table:table-cell>
        </table:table-row>
        <table:table-row table:style-name="ro2">
          <table:table-cell office:value-type="string">
            <text:p>Tige filetée de 20mm de diamètre</text:p>
          </table:table-cell>
          <table:table-cell table:formula="of:=1" office:value-type="float" office:value="1">
            <text:p>1</text:p>
          </table:table-cell>
          <table:table-cell table:formula="of:=11.2896" office:value-type="currency" office:currency="EUR" office:value="11.2896">
            <text:p>11,29 €</text:p>
          </table:table-cell>
          <table:table-cell table:formula="of:=20" office:value-type="float" office:value="20">
            <text:p>20</text:p>
          </table:table-cell>
          <table:table-cell table:formula="of:=[.C16]*(1+([.D16]/100))*[.B16]" office:value-type="currency" office:currency="EUR" office:value="13.54752">
            <text:p>13,55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6]*(1+([.G16]/100))" office:value-type="currency" office:currency="EUR" office:value="0">
            <text:p>0,00 €</text:p>
          </table:table-cell>
          <table:table-cell table:formula="of:=[.C16]+[.F16]" office:value-type="currency" office:currency="EUR" office:value="11.2896">
            <text:p>11,29 €</text:p>
          </table:table-cell>
          <table:table-cell table:formula="of:=[.E16]+[.H16]" office:value-type="currency" office:currency="EUR" office:value="13.54752">
            <text:p>13,55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tiges-filetees/acier-classe-4-6/tige-filetee-acier-4-6-brut-din-975/tige-filetee-m20-acier-4-6-brut-din-975.html">https://www.visseriefixations.fr/tiges-filetees/acier-classe-4-6/tige-filetee-acier-4-6-brut-din-975/tige-filetee-m20-acier-4-6-brut-din-975.html</text:a></text:p>
          </table:table-cell>
        </table:table-row>
        <table:table-row table:style-name="ro7">
          <table:table-cell office:value-type="string">
            <text:p>Rondelle de 20mm de diamètre intérieur</text:p>
          </table:table-cell>
          <table:table-cell table:formula="of:=2+2*[.B15]+2*[.B11]" office:value-type="float" office:value="10">
            <text:p>10</text:p>
          </table:table-cell>
          <table:table-cell table:formula="of:=0.2" office:value-type="currency" office:currency="EUR" office:value="0.2">
            <text:p>0,20 €</text:p>
          </table:table-cell>
          <table:table-cell table:formula="of:=20" office:value-type="float" office:value="20">
            <text:p>20</text:p>
          </table:table-cell>
          <table:table-cell table:formula="of:=[.C17]*(1+([.D17]/100))*[.B17]" office:value-type="currency" office:currency="EUR" office:value="2.4">
            <text:p>2,40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7]*(1+([.G17]/100))" office:value-type="currency" office:currency="EUR" office:value="0">
            <text:p>0,00 €</text:p>
          </table:table-cell>
          <table:table-cell table:formula="of:=[.C17]+[.F17]" office:value-type="currency" office:currency="EUR" office:value="0.2">
            <text:p>0,20 €</text:p>
          </table:table-cell>
          <table:table-cell table:formula="of:=[.E17]+[.H17]" office:value-type="currency" office:currency="EUR" office:value="2.4">
            <text:p>2,40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rondelles-circlips/rondelles-plates/sans-chanfrein/serie-etroite-z/acier/rondelle-z-acier-zingue-blanc-nfe-25513/rondelle-z-0-20-z-blanc-nfe-25513.html">https://www.visseriefixations.fr/rondelles-circlips/rondelles-plates/sans-chanfrein/serie-etroite-z/acier/rondelle-z-acier-zingue-blanc-nfe-25513/rondelle-z-0-20-z-blanc-nfe-25513.html</text:a></text:p>
          </table:table-cell>
        </table:table-row>
        <table:table-row table:style-name="ro7">
          <table:table-cell office:value-type="string">
            <text:p>Boulon de 20mm de diamètre intérieur</text:p>
          </table:table-cell>
          <table:table-cell table:formula="of:=2+2*[.B15]+2*[.B11]" office:value-type="float" office:value="10">
            <text:p>10</text:p>
          </table:table-cell>
          <table:table-cell table:formula="of:=0.831" office:value-type="currency" office:currency="EUR" office:value="0.831">
            <text:p>0,83 €</text:p>
          </table:table-cell>
          <table:table-cell table:formula="of:=20" office:value-type="float" office:value="20">
            <text:p>20</text:p>
          </table:table-cell>
          <table:table-cell table:formula="of:=[.C18]*(1+([.D18]/100))*[.B18]" office:value-type="currency" office:currency="EUR" office:value="9.972">
            <text:p>9,97 €</text:p>
          </table:table-cell>
          <table:table-cell/>
          <table:table-cell table:formula="of:=20" office:value-type="float" office:value="20">
            <text:p>20</text:p>
          </table:table-cell>
          <table:table-cell table:formula="of:=[.F18]*(1+([.G18]/100))" office:value-type="currency" office:currency="EUR" office:value="0">
            <text:p>0,00 €</text:p>
          </table:table-cell>
          <table:table-cell table:formula="of:=[.C18]+[.F18]" office:value-type="currency" office:currency="EUR" office:value="0.831">
            <text:p>0,83 €</text:p>
          </table:table-cell>
          <table:table-cell table:formula="of:=[.E18]+[.H18]" office:value-type="currency" office:currency="EUR" office:value="9.972">
            <text:p>9,97 €</text:p>
          </table:table-cell>
          <table:table-cell table:formula="of:=3*24*60" office:value-type="float" office:value="4320">
            <text:p>4320</text:p>
          </table:table-cell>
          <table:table-cell office:value-type="string">
            <text:p><text:a xlink:href="https://www.visseriefixations.fr/ecrous/ecrous-autofreines/ecrou-hexagonal-autofreine-nylstop/ecrou-nylstop-acier-zingue-blanc-din-985/ecrou-nylstop-m20-z-blanc-din-985.html">https://www.visseriefixations.fr/ecrous/ecrous-autofreines/ecrou-hexagonal-autofreine-nylstop/ecrou-nylstop-acier-zingue-blanc-din-985/ecrou-nylstop-m20-z-blanc-din-985.html</text:a></text:p>
          </table:table-cell>
        </table:table-row>
        <table:table-row table:style-name="ro2">
          <table:table-cell table:style-name="ce4" office:value-type="string">
            <text:p>Bras tendeur élastique acier</text:p>
          </table:table-cell>
          <table:table-cell table:style-name="ce4" table:formula="of:=2" office:value-type="float" office:value="2">
            <text:p>2</text:p>
          </table:table-cell>
          <table:table-cell table:style-name="ce7" table:formula="of:=42.48" office:value-type="currency" office:currency="EUR" office:value="42.48">
            <text:p>42,48 €</text:p>
          </table:table-cell>
          <table:table-cell table:style-name="ce4" table:formula="of:=20" office:value-type="float" office:value="20">
            <text:p>20</text:p>
          </table:table-cell>
          <table:table-cell table:style-name="ce7" table:formula="of:=[.C19]*(1+([.D19]/100))*[.B19]" office:value-type="currency" office:currency="EUR" office:value="101.952">
            <text:p>101,95 €</text:p>
          </table:table-cell>
          <table:table-cell table:style-name="ce7" table:formula="of:=6.87" office:value-type="currency" office:currency="EUR" office:value="6.87">
            <text:p>6,87 €</text:p>
          </table:table-cell>
          <table:table-cell table:style-name="ce12" table:formula="of:=20" office:value-type="float" office:value="20">
            <text:p>20</text:p>
          </table:table-cell>
          <table:table-cell table:style-name="ce7" table:formula="of:=[.F19]*(1+([.G19]/100))" office:value-type="currency" office:currency="EUR" office:value="8.244">
            <text:p>8,24 €</text:p>
          </table:table-cell>
          <table:table-cell table:style-name="ce7" table:formula="of:=[.C19]+[.F19]" office:value-type="currency" office:currency="EUR" office:value="49.35">
            <text:p>49,35 €</text:p>
          </table:table-cell>
          <table:table-cell table:style-name="ce7" table:formula="of:=[.E19]+[.H19]" office:value-type="currency" office:currency="EUR" office:value="110.196">
            <text:p>110,20 €</text:p>
          </table:table-cell>
          <table:table-cell table:style-name="ce4" table:formula="of:=3*24*60" office:value-type="float" office:value="4320">
            <text:p>4320</text:p>
          </table:table-cell>
          <table:table-cell table:style-name="ce4" office:value-type="string">
            <text:p><text:a xlink:href="https://www.123courroies.com/10mm-x-6mm-z/345803-courroie-trapezoidale-lisse-z12-4052106238968.html">https://www.123courroies.com/10mm-x-6mm-z/345803-courroie-trapezoidale-lisse-z12-4052106238968.html</text:a></text:p>
          </table:table-cell>
        </table:table-row>
        <table:table-row table:style-name="ro1">
          <table:table-cell table:style-name="ce4" office:value-type="string">
            <text:p>Dégrippant</text:p>
          </table:table-cell>
          <table:table-cell table:style-name="ce4" table:formula="of:=1" office:value-type="float" office:value="1">
            <text:p>1</text:p>
          </table:table-cell>
          <table:table-cell table:style-name="ce7" table:formula="of:=71.39" office:value-type="currency" office:currency="EUR" office:value="71.39">
            <text:p>71,39 €</text:p>
          </table:table-cell>
          <table:table-cell table:style-name="ce4" table:formula="of:=20" office:value-type="float" office:value="20">
            <text:p>20</text:p>
          </table:table-cell>
          <table:table-cell table:style-name="ce7" table:formula="of:=[.C20]*(1+([.D20]/100))*[.B20]" office:value-type="currency" office:currency="EUR" office:value="85.668">
            <text:p>85,67 €</text:p>
          </table:table-cell>
          <table:table-cell table:style-name="ce7" table:formula="of:=0" office:value-type="currency" office:currency="EUR" office:value="0">
            <text:p>0,00 €</text:p>
          </table:table-cell>
          <table:table-cell table:style-name="ce12" table:formula="of:=20" office:value-type="float" office:value="20">
            <text:p>20</text:p>
          </table:table-cell>
          <table:table-cell table:style-name="ce7" table:formula="of:=[.F20]*(1+([.G20]/100))" office:value-type="currency" office:currency="EUR" office:value="0">
            <text:p>0,00 €</text:p>
          </table:table-cell>
          <table:table-cell table:style-name="ce7" table:formula="of:=[.C20]+[.F20]" office:value-type="currency" office:currency="EUR" office:value="71.39">
            <text:p>71,39 €</text:p>
          </table:table-cell>
          <table:table-cell table:style-name="ce7" table:formula="of:=[.E20]+[.H20]" office:value-type="currency" office:currency="EUR" office:value="85.668">
            <text:p>85,67 €</text:p>
          </table:table-cell>
          <table:table-cell table:style-name="ce4" table:formula="of:=3*24*60" office:value-type="float" office:value="4320">
            <text:p>4320</text:p>
          </table:table-cell>
          <table:table-cell table:style-name="ce4" office:value-type="string">
            <text:p><text:a xlink:href="https://www.cdiscount.com/auto/huiles-additifs/degrippant-lubrifiant-multi-usage-bidon-5l/f-13373-wd45032227445062.html">https://www.cdiscount.com/auto/huiles-additifs/degrippant-lubrifiant-multi-usage-bidon-5l/f-13373-wd45032227445062.html</text:a></text:p>
          </table:table-cell>
        </table:table-row>
        <table:table-row table:style-name="ro3">
          <table:table-cell table:style-name="ce4" office:value-type="string">
            <text:p>Vis à bois 30mm de longueur et 3mm de diamètre</text:p>
          </table:table-cell>
          <table:table-cell table:style-name="ce4" table:formula="of:=100" office:value-type="float" office:value="100">
            <text:p>100</text:p>
          </table:table-cell>
          <table:table-cell table:style-name="ce7" table:formula="of:=0.025" office:value-type="currency" office:currency="EUR" office:value="0.025">
            <text:p>0,03 €</text:p>
          </table:table-cell>
          <table:table-cell table:style-name="ce4" table:formula="of:=20" office:value-type="float" office:value="20">
            <text:p>20</text:p>
          </table:table-cell>
          <table:table-cell table:style-name="ce7" table:formula="of:=[.C21]*(1+([.D21]/100))*[.B21]" office:value-type="currency" office:currency="EUR" office:value="3">
            <text:p>3,00 €</text:p>
          </table:table-cell>
          <table:table-cell/>
          <table:table-cell table:style-name="ce12" table:formula="of:=20" office:value-type="float" office:value="20">
            <text:p>20</text:p>
          </table:table-cell>
          <table:table-cell table:style-name="ce7" table:formula="of:=[.F21]*(1+([.G21]/100))" office:value-type="currency" office:currency="EUR" office:value="0">
            <text:p>0,00 €</text:p>
          </table:table-cell>
          <table:table-cell table:style-name="ce7" table:formula="of:=[.C21]+[.F21]" office:value-type="currency" office:currency="EUR" office:value="0.025">
            <text:p>0,03 €</text:p>
          </table:table-cell>
          <table:table-cell table:style-name="ce7" table:formula="of:=[.E21]+[.H21]" office:value-type="currency" office:currency="EUR" office:value="3">
            <text:p>3,00 €</text:p>
          </table:table-cell>
          <table:table-cell table:style-name="ce4" table:formula="of:=3*24*60" office:value-type="float" office:value="4320">
            <text:p>4320</text:p>
          </table:table-cell>
          <table:table-cell table:style-name="ce4" office:value-type="string">
            <text:p><text:a xlink:href="https://www.visseriefixations.fr/vis-a-bois/vba-tete-fraisee-pozidrive/vis-bois-vba-tfz-acier-zingue-bichromate/vba-tf-pozi-3x30-z-bichro.html">https://www.visseriefixations.fr/vis-a-bois/vba-tete-fraisee-pozidrive/vis-bois-vba-tfz-acier-zingue-bichromate/vba-tf-pozi-3x30-z-bichro.html</text:a></text:p>
          </table:table-cell>
        </table:table-row>
        <table:table-row table:style-name="ro1">
          <table:table-cell table:style-name="ce2" office:value-type="string">
            <text:p>Total</text:p>
          </table:table-cell>
          <table:table-cell table:style-name="ce2" table:formula="of:=SUM([.B3:.B21])" office:value-type="float" office:value="159">
            <text:p>159</text:p>
          </table:table-cell>
          <table:table-cell table:style-name="ce8" table:formula="of:=SUM([.C3:.C21])" office:value-type="currency" office:currency="EUR" office:value="1844.9156">
            <text:p>1 844,92 €</text:p>
          </table:table-cell>
          <table:table-cell table:style-name="ce8" office:value-type="string">
            <text:p>-</text:p>
          </table:table-cell>
          <table:table-cell table:style-name="ce8" table:formula="of:=SUM([.E3:.E21])" office:value-type="currency" office:currency="EUR" office:value="2417.67552">
            <text:p>2 417,68 €</text:p>
          </table:table-cell>
          <table:table-cell table:style-name="ce8" table:formula="of:=SUM([.F3:.F21])" office:value-type="currency" office:currency="EUR" office:value="64.94">
            <text:p>64,94 €</text:p>
          </table:table-cell>
          <table:table-cell table:style-name="ce8" office:value-type="string">
            <text:p>-</text:p>
          </table:table-cell>
          <table:table-cell table:style-name="ce8" table:formula="of:=SUM([.H3:.H21])" office:value-type="currency" office:currency="EUR" office:value="77.928">
            <text:p>77,93 €</text:p>
          </table:table-cell>
          <table:table-cell table:style-name="ce8" table:formula="of:=SUM([.I3:.I21])" office:value-type="currency" office:currency="EUR" office:value="1909.8556">
            <text:p>1 909,86 €</text:p>
          </table:table-cell>
          <table:table-cell table:style-name="ce8" table:formula="of:=SUM([.J3:.J21])" office:value-type="currency" office:currency="EUR" office:value="2495.60352">
            <text:p>2 495,60 €</text:p>
          </table:table-cell>
          <table:table-cell table:style-name="ce15" table:formula="of:=SUM([.K3:.K21])" office:value-type="float" office:value="82080">
            <text:p>82080</text:p>
          </table:table-cell>
          <table:table-cell table:style-name="ce2"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5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5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3P0" style:volatile="true">
      <number:number number:decimal-places="6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6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4P0" style:volatile="true">
      <number:number number:decimal-places="7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7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number number:decimal-places="1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7">17/03/2022</text:date>, <text:time>13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52S</meta:editing-duration>
    <meta:editing-cycles>3</meta:editing-cycles>
    <meta:generator>OpenOffice/4.1.8$Win32 OpenOffice.org_project/418m3$Build-9803</meta:generator>
    <dc:date>2022-03-17T13:13:11.55</dc:date>
    <dc:creator>jason aloyau</dc:creator>
    <meta:document-statistic meta:table-count="1" meta:cell-count="253" meta:object-count="0"/>
    <meta:user-defined meta:name="Info 1"/>
    <meta:user-defined meta:name="Info 2"/>
    <meta:user-defined meta:name="Info 3"/>
    <meta:user-defined meta:name="Info 4"/>
  </office:meta>
</office:document-meta>
</file>